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1.93mm"/>
    </style:style>
    <style:style style:name="co4" style:family="table-column">
      <style:table-column-properties fo:break-before="auto" style:column-width="20.8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0.74pt solid #95b3d7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36">
      <style:table-cell-properties fo:border-bottom="none" fo:background-color="#dce6f2" style:diagonal-bl-tr="none" style:diagonal-tl-br="none" fo:border-left="none" fo:border-right="none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fo:border-bottom="none" style:diagonal-bl-tr="none" style:diagonal-tl-br="none" fo:border-left="none" fo:border-right="none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95b3d7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0.74pt solid #95b3d7" style:rotation-angle="0" style:rotation-align="none" style:shrink-to-fit="false" fo:border-top="0.74pt solid #95b3d7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36">
      <style:table-cell-properties fo:border-bottom="0.74pt solid #95b3d7" fo:background-color="#dce6f2" style:diagonal-bl-tr="none" style:diagonal-tl-br="none" fo:border-left="none" fo:border-right="0.74pt solid #95b3d7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36">
      <style:table-cell-properties fo:border-bottom="none" style:diagonal-bl-tr="none" style:diagonal-tl-br="none" fo:border-left="none" fo:border-right="0.74pt solid #95b3d7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fo:border-bottom="none" fo:background-color="#dce6f2" style:diagonal-bl-tr="none" style:diagonal-tl-br="none" fo:border-left="none" fo:border-right="0.74pt solid #95b3d7" style:rotation-align="none" fo:border-top="0.74pt solid #95b3d7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number-columns-repeated="1020" table:default-cell-style-name="ce5"/>
        <table:table-row table:style-name="ro1">
          <table:table-cell table:style-name="ce1" office:value-type="string" calcext:value-type="string">
            <text:p>Actividades</text:p>
          </table:table-cell>
          <table:table-cell table:style-name="ce6" office:value-type="string" calcext:value-type="string">
            <text:p>Inicio</text:p>
          </table:table-cell>
          <table:table-cell table:style-name="ce6" office:value-type="string" calcext:value-type="string">
            <text:p>Duración (días)</text:p>
          </table:table-cell>
          <table:table-cell table:style-name="ce12" office:value-type="string" calcext:value-type="string">
            <text:p>Fi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paración hardware</text:p>
          </table:table-cell>
          <table:table-cell table:style-name="ce7" office:value-type="date" office:date-value="2018-06-01" calcext:value-type="date">
            <text:p>01/06/2018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[.B2]+[.C2]" office:value-type="date" office:date-value="2018-06-02" calcext:value-type="date">
            <text:p>02/06/2018</text:p>
          </table:table-cell>
          <table:table-cell/>
          <table:table-cell>
            <draw:frame table:end-cell-address="Hoja1.R42" table:end-x="20.12mm" table:end-y="1.38mm" draw:z-index="0" draw:name="1 Gráfico" draw:style-name="gr1" draw:text-style-name="P1" svg:width="270.23mm" svg:height="197.96mm" svg:x="0.31mm" svg:y="4.09mm">
              <loext:p draw:notify-on-update-of-ranges="Hoja1.A2:Hoja1.A35 Hoja1.B2:Hoja1.B35 Hoja1.C2:Hoja1.C3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eparación software</text:p>
          </table:table-cell>
          <table:table-cell table:style-name="ce8" office:value-type="date" office:date-value="2018-06-01" calcext:value-type="date">
            <text:p>01/06/201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B3]+[.C3]" office:value-type="date" office:date-value="2018-06-02" calcext:value-type="date">
            <text:p>02/06/2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tudio de la enfermedad</text:p>
          </table:table-cell>
          <table:table-cell table:style-name="ce8" office:value-type="date" office:date-value="2018-06-01" calcext:value-type="date">
            <text:p>01/06/2018</text:p>
          </table:table-cell>
          <table:table-cell table:style-name="ce10" office:value-type="float" office:value="7" calcext:value-type="float">
            <text:p>7</text:p>
          </table:table-cell>
          <table:table-cell table:style-name="ce14" table:formula="of:=[.B4]+[.C4]" office:value-type="date" office:date-value="2018-06-08" calcext:value-type="date">
            <text:p>08/06/201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studio de Látex</text:p>
          </table:table-cell>
          <table:table-cell table:style-name="ce7" office:value-type="date" office:date-value="2018-06-01" calcext:value-type="date">
            <text:p>01/06/2018</text:p>
          </table:table-cell>
          <table:table-cell table:style-name="ce11" office:value-type="float" office:value="14" calcext:value-type="float">
            <text:p>14</text:p>
          </table:table-cell>
          <table:table-cell table:style-name="ce15" table:formula="of:=[.B5]+[.C5]" office:value-type="date" office:date-value="2018-06-15" calcext:value-type="date">
            <text:p>15/06/2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dacción de idea inicial</text:p>
          </table:table-cell>
          <table:table-cell table:style-name="ce8" office:value-type="date" office:date-value="2018-05-15" calcext:value-type="date">
            <text:p>15/05/2018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[.B6]+[.C6]" office:value-type="date" office:date-value="2018-05-18" calcext:value-type="date">
            <text:p>18/05/2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tición de firmas</text:p>
          </table:table-cell>
          <table:table-cell table:style-name="ce7" office:value-type="date" office:date-value="2018-06-01" calcext:value-type="date">
            <text:p>01/06/2018</text:p>
          </table:table-cell>
          <table:table-cell table:style-name="ce9" office:value-type="float" office:value="15" calcext:value-type="float">
            <text:p>15</text:p>
          </table:table-cell>
          <table:table-cell table:style-name="ce13" table:formula="of:=[.B7]+[.C7]" office:value-type="date" office:date-value="2018-06-16" calcext:value-type="date">
            <text:p>16/06/2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úsqueda de información</text:p>
          </table:table-cell>
          <table:table-cell table:style-name="ce8" office:value-type="date" office:date-value="2018-06-01" calcext:value-type="date">
            <text:p>01/06/2018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B8]+[.C8]" office:value-type="date" office:date-value="2018-06-11" calcext:value-type="date">
            <text:p>11/06/2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eño en papel interfaces gráficas</text:p>
          </table:table-cell>
          <table:table-cell table:style-name="ce7" office:value-type="date" office:date-value="2018-06-15" calcext:value-type="date">
            <text:p>15/06/2018</text:p>
          </table:table-cell>
          <table:table-cell table:style-name="ce9" office:value-type="float" office:value="10" calcext:value-type="float">
            <text:p>10</text:p>
          </table:table-cell>
          <table:table-cell table:style-name="ce13" table:formula="of:=[.B9]+[.C9]" office:value-type="date" office:date-value="2018-06-25" calcext:value-type="date">
            <text:p>25/06/2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uebas</text:p>
          </table:table-cell>
          <table:table-cell table:style-name="ce8" office:value-type="date" office:date-value="2018-06-30" calcext:value-type="date">
            <text:p>30/06/2018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B10]+[.C10]" office:value-type="date" office:date-value="2018-07-10" calcext:value-type="date">
            <text:p>10/07/201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euniones</text:p>
          </table:table-cell>
          <table:table-cell table:style-name="ce7" office:value-type="date" office:date-value="2018-05-15" calcext:value-type="date">
            <text:p>15/05/2018</text:p>
          </table:table-cell>
          <table:table-cell table:style-name="ce11" office:value-type="float" office:value="10" calcext:value-type="float">
            <text:p>10</text:p>
          </table:table-cell>
          <table:table-cell table:style-name="ce15" table:formula="of:=[.B11]+[.C11]" office:value-type="date" office:date-value="2018-05-25" calcext:value-type="date">
            <text:p>25/05/2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antt</text:p>
          </table:table-cell>
          <table:table-cell table:style-name="ce8" office:value-type="date" office:date-value="2018-05-29" calcext:value-type="date">
            <text:p>29/05/2018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B12]+[.C12]" office:value-type="date" office:date-value="2018-05-30" calcext:value-type="date">
            <text:p>30/05/2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gramación</text:p>
          </table:table-cell>
          <table:table-cell table:style-name="ce7" office:value-type="date" office:date-value="2018-06-01" calcext:value-type="date">
            <text:p>01/06/2018</text:p>
          </table:table-cell>
          <table:table-cell table:style-name="ce9" office:value-type="float" office:value="45" calcext:value-type="float">
            <text:p>45</text:p>
          </table:table-cell>
          <table:table-cell table:style-name="ce13" table:formula="of:=[.B13]+[.C13]" office:value-type="date" office:date-value="2018-07-16" calcext:value-type="date">
            <text:p>16/07/2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seño base de datos</text:p>
          </table:table-cell>
          <table:table-cell table:style-name="ce8" office:value-type="date" office:date-value="2018-06-01" calcext:value-type="date">
            <text:p>01/06/2018</text:p>
          </table:table-cell>
          <table:table-cell table:style-name="ce10" office:value-type="float" office:value="15" calcext:value-type="float">
            <text:p>15</text:p>
          </table:table-cell>
          <table:table-cell table:style-name="ce14" table:formula="of:=[.B14]+[.C14]" office:value-type="date" office:date-value="2018-06-16" calcext:value-type="date">
            <text:p>16/06/2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style-name="ce7" office:value-type="string" calcext:value-type="string">
            <text:p><text:s/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15]+[.C15]" office:value-type="string" office:string-value="" calcext:value-type="error">
            <text:p>#VALOR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B16]+[.C16]" office:value-type="string" office:string-value="" calcext:value-type="error">
            <text:p>#VALOR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sos de Uso</text:p>
          </table:table-cell>
          <table:table-cell table:style-name="ce7" office:value-type="date" office:date-value="2018-06-01" calcext:value-type="date">
            <text:p>01/06/2018</text:p>
          </table:table-cell>
          <table:table-cell table:style-name="ce9" office:value-type="float" office:value="5" calcext:value-type="float">
            <text:p>5</text:p>
          </table:table-cell>
          <table:table-cell table:style-name="ce13" table:formula="of:=[.B17]+[.C17]" office:value-type="date" office:date-value="2018-06-06" calcext:value-type="date">
            <text:p>06/06/2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agramas de secuencia</text:p>
          </table:table-cell>
          <table:table-cell table:style-name="ce8" office:value-type="date" office:date-value="2018-06-01" calcext:value-type="date">
            <text:p>01/06/2018</text:p>
          </table:table-cell>
          <table:table-cell table:style-name="ce10" office:value-type="float" office:value="15" calcext:value-type="float">
            <text:p>15</text:p>
          </table:table-cell>
          <table:table-cell table:style-name="ce14" table:formula="of:=[.B18]+[.C18]" office:value-type="date" office:date-value="2018-06-16" calcext:value-type="date">
            <text:p>16/06/2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totipo 1</text:p>
          </table:table-cell>
          <table:table-cell table:style-name="ce7" office:value-type="date" office:date-value="2018-06-01" calcext:value-type="date">
            <text:p>01/06/2018</text:p>
          </table:table-cell>
          <table:table-cell table:style-name="ce9" office:value-type="float" office:value="15" calcext:value-type="float">
            <text:p>15</text:p>
          </table:table-cell>
          <table:table-cell table:style-name="ce13" table:formula="of:=[.B19]+[.C19]" office:value-type="date" office:date-value="2018-06-16" calcext:value-type="date">
            <text:p>16/06/2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rototipo 2</text:p>
          </table:table-cell>
          <table:table-cell table:style-name="ce8" office:value-type="date" office:date-value="2018-06-15" calcext:value-type="date">
            <text:p>15/06/2018</text:p>
          </table:table-cell>
          <table:table-cell table:style-name="ce10" office:value-type="float" office:value="15" calcext:value-type="float">
            <text:p>15</text:p>
          </table:table-cell>
          <table:table-cell table:style-name="ce14" table:formula="of:=[.B20]+[.C20]" office:value-type="date" office:date-value="2018-06-30" calcext:value-type="date">
            <text:p>30/06/2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totipo 3</text:p>
          </table:table-cell>
          <table:table-cell table:style-name="ce7" office:value-type="date" office:date-value="2018-06-30" calcext:value-type="date">
            <text:p>30/06/2018</text:p>
          </table:table-cell>
          <table:table-cell table:style-name="ce9" office:value-type="float" office:value="15" calcext:value-type="float">
            <text:p>15</text:p>
          </table:table-cell>
          <table:table-cell table:style-name="ce13" table:formula="of:=[.B21]+[.C21]" office:value-type="date" office:date-value="2018-07-15" calcext:value-type="date">
            <text:p>15/07/20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8" office:value-type="string" calcext:value-type="string">
            <text:p><text:s/>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B22]+[.C22]" office:value-type="string" office:string-value="" calcext:value-type="error">
            <text:p>#VALOR!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7" office:value-type="string" calcext:value-type="string">
            <text:p><text:s/>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B23]+[.C23]" office:value-type="string" office:string-value="" calcext:value-type="error">
            <text:p>#VALOR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<text:s/>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B24]+[.C24]" office:value-type="string" office:string-value="" calcext:value-type="error">
            <text:p>#VALOR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7" office:value-type="string" calcext:value-type="string">
            <text:p><text:s/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5]+[.C25]" office:value-type="string" office:string-value="" calcext:value-type="error">
            <text:p>#VALOR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ocumentación en Latéx</text:p>
          </table:table-cell>
          <table:table-cell table:style-name="ce8" office:value-type="date" office:date-value="2018-06-15" calcext:value-type="date">
            <text:p>15/06/2018</text:p>
          </table:table-cell>
          <table:table-cell table:style-name="ce10" office:value-type="float" office:value="30" calcext:value-type="float">
            <text:p>30</text:p>
          </table:table-cell>
          <table:table-cell table:style-name="ce14" table:formula="of:=[.B26]+[.C26]" office:value-type="date" office:date-value="2018-07-15" calcext:value-type="date">
            <text:p>15/07/20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7" office:value-type="string" calcext:value-type="string">
            <text:p><text:s/>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[.B27]+[.C27]" office:value-type="string" office:string-value="" calcext:value-type="error">
            <text:p>#VALOR!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 number:style="long"/>
      <number:text>/</number:text>
      <number:month number:style="long"/>
    </number:date-style>
    <number:date-style style:name="N109">
      <number:day/>
      <number:text>/</number:text>
      <number:month/>
      <number:text>/</number:text>
      <number:year number:style="long"/>
    </number:dat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9:36:43.2551550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04:07:39</meta:creation-date>
    <meta:initial-creator>Moises</meta:initial-creator>
    <dc:language>es-ES</dc:language>
    <dc:date>2018-05-30T19:44:11.988121616</dc:date>
    <meta:editing-cycles>17</meta:editing-cycles>
    <meta:editing-duration>PT54M57S</meta:editing-duration>
    <meta:generator>LibreOffice/5.1.6.2$Linux_X86_64 LibreOffice_project/10m0$Build-2</meta:generator>
    <meta:document-statistic meta:table-count="1" meta:cell-count="108" meta:object-count="1"/>
    <meta:user-defined meta:name="AppVersion">14.03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8">
      <number:day number:style="long"/>
      <number:text>/</number:text>
      <number:month number:style="long"/>
    </number:date-style>
    <number:date-style style:name="N109">
      <number:day/>
      <number:text>/</number:text>
      <number:month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tacked="true"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08">
      <style:chart-properties chart:display-label="true" chart:logarithmic="false" chart:minimum="43040" chart:gap-width="150" chart:overlap="100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08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8" style:family="chart" style:data-style-name="N109">
      <style:chart-properties chart:link-data-style-to-source="true" chart:label-position="center">
        <chart:label-separator>
          <text:p>; </text:p>
        </chart:label-separator>
      </style:chart-properties>
      <style:graphic-properties draw:stroke="none" draw:fill-color="#c0504d"/>
      <style:text-properties style:text-position="0% 100%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7.024cm" svg:height="19.797cm" xlink:href=".." xlink:type="simple" chart:class="chart:bar" chart:style-name="ch1">
        <chart:subtitle svg:x="12.767cm" svg:y="0.395cm" chart:style-name="ch2">
          <text:p>sub-title</text:p>
        </chart:subtitle>
        <chart:plot-area chart:style-name="ch3" table:cell-range-address="Hoja1.A2:Hoja1.C35" chart:data-source-has-labels="column" svg:x="0.54cm" svg:y="1.473cm" svg:width="25.944cm" svg:height="17.929cm">
          <chartooo:coordinate-region svg:x="6.876cm" svg:y="2.121cm" svg:width="19.13cm" svg:height="17.281cm"/>
          <chart:axis chart:dimension="x" chart:name="primary-x" chart:style-name="ch4" chartooo:axis-type="auto">
            <chartooo:date-scale/>
            <chart:categories table:cell-range-address="Hoja1.A2:Hoja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35" chart:class="chart:bar">
            <chart:data-point chart:repeated="34"/>
          </chart:series>
          <chart:series chart:style-name="ch8" chart:values-cell-range-address="Hoja1.C2:Hoja1.C35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reparación hardware</text:p>
                <draw:g>
                  <svg:desc>Hoja1.A2:Hoja1.A35</svg:desc>
                </draw:g>
              </table:table-cell>
              <table:table-cell office:value-type="float" office:value="43252">
                <text:p>43252</text:p>
                <draw:g>
                  <svg:desc>Hoja1.B2:Hoja1.B35</svg:desc>
                </draw:g>
              </table:table-cell>
              <table:table-cell office:value-type="float" office:value="1">
                <text:p>1</text:p>
                <draw:g>
                  <svg:desc>Hoja1.C2:Hoja1.C35</svg:desc>
                </draw:g>
              </table:table-cell>
            </table:table-row>
            <table:table-row>
              <table:table-cell office:value-type="string">
                <text:p>Preparación software</text:p>
              </table:table-cell>
              <table:table-cell office:value-type="float" office:value="43252">
                <text:p>43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udio de la enfermedad</text:p>
              </table:table-cell>
              <table:table-cell office:value-type="float" office:value="43252">
                <text:p>432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studio de Látex</text:p>
              </table:table-cell>
              <table:table-cell office:value-type="float" office:value="43252">
                <text:p>43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dacción de idea inicial</text:p>
              </table:table-cell>
              <table:table-cell office:value-type="float" office:value="43235">
                <text:p>43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tición de firmas</text:p>
              </table:table-cell>
              <table:table-cell office:value-type="float" office:value="43252">
                <text:p>43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úsqueda de información</text:p>
              </table:table-cell>
              <table:table-cell office:value-type="float" office:value="43252">
                <text:p>4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eño en papel interfaces gráficas</text:p>
              </table:table-cell>
              <table:table-cell office:value-type="float" office:value="43266">
                <text:p>43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43281">
                <text:p>432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uniones</text:p>
              </table:table-cell>
              <table:table-cell office:value-type="float" office:value="43235">
                <text:p>43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antt</text:p>
              </table:table-cell>
              <table:table-cell office:value-type="float" office:value="43249">
                <text:p>43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gramación</text:p>
              </table:table-cell>
              <table:table-cell office:value-type="float" office:value="43252">
                <text:p>432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Diseño base de datos</text:p>
              </table:table-cell>
              <table:table-cell office:value-type="float" office:value="43252">
                <text:p>43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os de Uso</text:p>
              </table:table-cell>
              <table:table-cell office:value-type="float" office:value="43252">
                <text:p>432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iagramas de secuencia</text:p>
              </table:table-cell>
              <table:table-cell office:value-type="float" office:value="43252">
                <text:p>43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totipo 1</text:p>
              </table:table-cell>
              <table:table-cell office:value-type="float" office:value="43252">
                <text:p>432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totipo 2</text:p>
              </table:table-cell>
              <table:table-cell office:value-type="float" office:value="43266">
                <text:p>432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rototipo 3</text:p>
              </table:table-cell>
              <table:table-cell office:value-type="float" office:value="43281">
                <text:p>43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cumentación en Latéx</text:p>
              </table:table-cell>
              <table:table-cell office:value-type="float" office:value="43266">
                <text:p>432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